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4.24pt"/>
    </style:style>
    <style:style style:name="co2" style:family="table-column">
      <style:table-column-properties fo:break-before="auto" style:column-width="88.75pt"/>
    </style:style>
    <style:style style:name="co3" style:family="table-column">
      <style:table-column-properties fo:break-before="auto" style:column-width="78.69pt"/>
    </style:style>
    <style:style style:name="co4" style:family="table-column">
      <style:table-column-properties fo:break-before="auto" style:column-width="86.46pt"/>
    </style:style>
    <style:style style:name="co5" style:family="table-column">
      <style:table-column-properties fo:break-before="auto" style:column-width="77.9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4.1pt"/>
    </style:style>
    <style:style style:name="co8" style:family="table-column">
      <style:table-column-properties fo:break-before="auto" style:column-width="82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88pt" svg:height="255.26pt" svg:x="405.04pt" svg:y="88.84pt">
            <draw:object draw:notify-on-update-of-ranges="Sheet1.A28:Sheet1.A28 Sheet1.A29:Sheet1.A33 Sheet1.B28:Sheet1.B28 Sheet1.B29:Sheet1.B33 Sheet1.A28:Sheet1.A28 Sheet1.A29:Sheet1.A33 Sheet1.C28:Sheet1.C28 Sheet1.C29:Sheet1.C33 Sheet1.A28:Sheet1.A28 Sheet1.A29:Sheet1.A33 Sheet1.D28:Sheet1.D28 Sheet1.D29:Sheet1.D3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453.51pt" svg:height="255.09pt" svg:x="429.53pt" svg:y="360.48pt">
            <draw:object draw:notify-on-update-of-ranges="Sheet1.A38:Sheet1.A38 Sheet1.A39:Sheet1.A43 Sheet1.B38:Sheet1.B38 Sheet1.B39:Sheet1.B43 Sheet1.A38:Sheet1.A38 Sheet1.A39:Sheet1.A43 Sheet1.C38:Sheet1.C38 Sheet1.C39:Sheet1.C43 Sheet1.A38:Sheet1.A38 Sheet1.A39:Sheet1.A43 Sheet1.D38:Sheet1.D38 Sheet1.D39:Sheet1.D4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Graphs Experiment 1</text:p>
          </table:table-cell>
          <table:table-cell table:number-columns-repeated="7"/>
        </table:table-row>
        <table:table-row table:style-name="ro1" table:number-rows-repeated="23">
          <table:table-cell table:number-columns-repeated="8"/>
        </table:table-row>
        <table:table-row table:style-name="ro1">
          <table:table-cell office:value-type="string" calcext:value-type="string">
            <text:p>Window 1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number-columns-repeated="3" office:value-type="string" calcext:value-type="string">
            <text:p>Avg Throughp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s Probability</text:p>
          </table:table-cell>
          <table:table-cell office:value-type="string" calcext:value-type="string">
            <text:p>ABT</text:p>
          </table:table-cell>
          <table:table-cell office:value-type="string" calcext:value-type="string">
            <text:p>GBN</text:p>
          </table:table-cell>
          <table:table-cell office:value-type="string" calcext:value-type="string">
            <text:p>SR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199348" calcext:value-type="float">
            <text:p>0.0199348</text:p>
          </table:table-cell>
          <table:table-cell office:value-type="float" office:value="0.0200633" calcext:value-type="float">
            <text:p>0.0200633</text:p>
          </table:table-cell>
          <table:table-cell office:value-type="float" office:value="0.0200178" calcext:value-type="float">
            <text:p>0.0200178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198955" calcext:value-type="float">
            <text:p>0.0198955</text:p>
          </table:table-cell>
          <table:table-cell office:value-type="float" office:value="0.0199269" calcext:value-type="float">
            <text:p>0.0199269</text:p>
          </table:table-cell>
          <table:table-cell office:value-type="float" office:value="0.0186544444444444" calcext:value-type="float">
            <text:p>0.018654444444444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175892" calcext:value-type="float">
            <text:p>0.0175892</text:p>
          </table:table-cell>
          <table:table-cell office:value-type="float" office:value="0.0198739" calcext:value-type="float">
            <text:p>0.0198739</text:p>
          </table:table-cell>
          <table:table-cell office:value-type="float" office:value="0.0175696" calcext:value-type="float">
            <text:p>0.0175696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78192" calcext:value-type="float">
            <text:p>0.0078192</text:p>
          </table:table-cell>
          <table:table-cell office:value-type="float" office:value="0.0093768" calcext:value-type="float">
            <text:p>0.0093768</text:p>
          </table:table-cell>
          <table:table-cell office:value-type="float" office:value="0.0047327" calcext:value-type="float">
            <text:p>0.0047327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1954" calcext:value-type="float">
            <text:p>0.001954</text:p>
          </table:table-cell>
          <table:table-cell office:value-type="float" office:value="0.0112169" calcext:value-type="float">
            <text:p>0.0112169</text:p>
          </table:table-cell>
          <table:table-cell office:value-type="float" office:value="0.0006625" calcext:value-type="float">
            <text:p>0.0006625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Window 50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string" calcext:value-type="string">
            <text:p>Avg Throughp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s Probability</text:p>
          </table:table-cell>
          <table:table-cell office:value-type="string" calcext:value-type="string">
            <text:p>ABT</text:p>
          </table:table-cell>
          <table:table-cell office:value-type="string" calcext:value-type="string">
            <text:p>GBN</text:p>
          </table:table-cell>
          <table:table-cell office:value-type="string" calcext:value-type="string">
            <text:p>SR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199348" calcext:value-type="float">
            <text:p>0.0199348</text:p>
          </table:table-cell>
          <table:table-cell office:value-type="float" office:value="0.0200633" calcext:value-type="float">
            <text:p>0.0200633</text:p>
          </table:table-cell>
          <table:table-cell office:value-type="float" office:value="0.0200178" calcext:value-type="float">
            <text:p>0.0200178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198955" calcext:value-type="float">
            <text:p>0.0198955</text:p>
          </table:table-cell>
          <table:table-cell office:value-type="float" office:value="0.0199269" calcext:value-type="float">
            <text:p>0.0199269</text:p>
          </table:table-cell>
          <table:table-cell office:value-type="float" office:value="0.0200448" calcext:value-type="float">
            <text:p>0.0200448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175892" calcext:value-type="float">
            <text:p>0.0175892</text:p>
          </table:table-cell>
          <table:table-cell office:value-type="float" office:value="0.0198739" calcext:value-type="float">
            <text:p>0.0198739</text:p>
          </table:table-cell>
          <table:table-cell office:value-type="float" office:value="0.0200448" calcext:value-type="float">
            <text:p>0.0200448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78192" calcext:value-type="float">
            <text:p>0.0078192</text:p>
          </table:table-cell>
          <table:table-cell office:value-type="float" office:value="0.012515" calcext:value-type="float">
            <text:p>0.012515</text:p>
          </table:table-cell>
          <table:table-cell office:value-type="float" office:value="0.0198519" calcext:value-type="float">
            <text:p>0.0198519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1954" calcext:value-type="float">
            <text:p>0.001954</text:p>
          </table:table-cell>
          <table:table-cell office:value-type="float" office:value="0.0021248" calcext:value-type="float">
            <text:p>0.0021248</text:p>
          </table:table-cell>
          <table:table-cell office:value-type="float" office:value="0.0182966" calcext:value-type="float">
            <text:p>0.018296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4">00/00/0000</text:date>, <text:time style:data-style-name="N2" text:time-value="01:30:40.8235728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22:57:10.546767302</meta:creation-date>
    <dc:date>2019-04-04T01:51:43.418204185</dc:date>
    <meta:editing-duration>PT47M30S</meta:editing-duration>
    <meta:editing-cycles>7</meta:editing-cycles>
    <meta:generator>LibreOffice/6.0.6.2$Linux_X86_64 LibreOffice_project/00m0$Build-2</meta:generator>
    <meta:document-statistic meta:table-count="1" meta:cell-count="57" meta:object-count="2"/>
  </office:meta>
</office:document-meta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3cm" svg:height="9.006cm" xlink:href=".." xlink:type="simple" chart:class="chart:scatter" chart:style-name="ch1">
        <chart:title svg:x="3.939cm" svg:y="0.317cm" chart:style-name="ch2">
          <text:p>Average Throughput vs Loss Probability</text:p>
        </chart:title>
        <chart:subtitle svg:x="6.547cm" svg:y="1.275cm" chart:style-name="ch3">
          <text:p>Window Size 10</text:p>
        </chart:subtitle>
        <chart:legend chart:legend-position="end" svg:x="13.928cm" svg:y="3.706cm" style:legend-expansion="high" chart:style-name="ch4"/>
        <chart:plot-area chart:style-name="ch5" table:cell-range-address="Sheet1.A28:Sheet1.D33" chart:data-source-has-labels="row" svg:x="1.331cm" svg:y="2.138cm" svg:width="12.277cm" svg:height="5.707cm">
          <chartooo:coordinate-region svg:x="2.429cm" svg:y="2.337cm" svg:width="10.94cm" svg:height="4.861cm"/>
          <chart:axis chart:dimension="x" chart:name="primary-x" chart:style-name="ch6">
            <chart:title svg:x="6.221cm" svg:y="8.025cm" chart:style-name="ch7">
              <text:p> Loss Probability</text:p>
            </chart:title>
            <chart:grid chart:style-name="ch8" chart:class="major"/>
          </chart:axis>
          <chart:axis chart:dimension="y" chart:name="primary-y" chart:style-name="ch6">
            <chart:title svg:x="0.451cm" svg:y="6.53cm" chart:style-name="ch9">
              <text:p>Average Throughput</text:p>
            </chart:title>
            <chart:grid chart:style-name="ch8" chart:class="major"/>
          </chart:axis>
          <chart:series chart:style-name="ch10" chart:values-cell-range-address="Sheet1.B29:Sheet1.B33" chart:label-cell-address="Sheet1.B28:Sheet1.B28" chart:class="chart:scatter">
            <chart:domain table:cell-range-address="Sheet1.A29:Sheet1.A33"/>
            <chart:data-point chart:repeated="5"/>
          </chart:series>
          <chart:series chart:style-name="ch11" chart:values-cell-range-address="Sheet1.C29:Sheet1.C33" chart:label-cell-address="Sheet1.C28:Sheet1.C28" chart:class="chart:scatter">
            <chart:data-point chart:repeated="5"/>
          </chart:series>
          <chart:series chart:style-name="ch12" chart:values-cell-range-address="Sheet1.D29:Sheet1.D33" chart:label-cell-address="Sheet1.D28:Sheet1.D28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BT</text:p>
                <draw:g>
                  <svg:desc>Sheet1.B28:Sheet1.B28</svg:desc>
                </draw:g>
              </table:table-cell>
              <table:table-cell office:value-type="string">
                <text:p>GBN</text:p>
                <draw:g>
                  <svg:desc>Sheet1.C28:Sheet1.C28</svg:desc>
                </draw:g>
              </table:table-cell>
              <table:table-cell office:value-type="string">
                <text:p>SR</text:p>
                <draw:g>
                  <svg:desc>Sheet1.D28:Sheet1.D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29:Sheet1.A33</svg:desc>
                </draw:g>
              </table:table-cell>
              <table:table-cell office:value-type="float" office:value="0.0199348">
                <text:p>0.0199348</text:p>
                <draw:g>
                  <svg:desc>Sheet1.B29:Sheet1.B33</svg:desc>
                </draw:g>
              </table:table-cell>
              <table:table-cell office:value-type="float" office:value="0.0200633">
                <text:p>0.0200633</text:p>
                <draw:g>
                  <svg:desc>Sheet1.C29:Sheet1.C33</svg:desc>
                </draw:g>
              </table:table-cell>
              <table:table-cell office:value-type="float" office:value="0.0200178">
                <text:p>0.0200178</text:p>
                <draw:g>
                  <svg:desc>Sheet1.D29:Sheet1.D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198955">
                <text:p>0.0198955</text:p>
              </table:table-cell>
              <table:table-cell office:value-type="float" office:value="0.0199269">
                <text:p>0.0199269</text:p>
              </table:table-cell>
              <table:table-cell office:value-type="float" office:value="0.0186544444444444">
                <text:p>0.0186544444444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0175892">
                <text:p>0.0175892</text:p>
              </table:table-cell>
              <table:table-cell office:value-type="float" office:value="0.0198739">
                <text:p>0.0198739</text:p>
              </table:table-cell>
              <table:table-cell office:value-type="float" office:value="0.0175696">
                <text:p>0.0175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0078192">
                <text:p>0.0078192</text:p>
              </table:table-cell>
              <table:table-cell office:value-type="float" office:value="0.0093768">
                <text:p>0.0093768</text:p>
              </table:table-cell>
              <table:table-cell office:value-type="float" office:value="0.0047327">
                <text:p>0.00473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001954">
                <text:p>0.001954</text:p>
              </table:table-cell>
              <table:table-cell office:value-type="float" office:value="0.0112169">
                <text:p>0.0112169</text:p>
              </table:table-cell>
              <table:table-cell office:value-type="float" office:value="0.0006625">
                <text:p>0.00066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961cm" svg:y="0.316cm" chart:style-name="ch2">
          <text:p>Average Throughput vs Loss Probability</text:p>
        </chart:title>
        <chart:subtitle svg:x="6.541cm" svg:y="1.275cm" chart:style-name="ch3">
          <text:p>Window Size 50</text:p>
        </chart:subtitle>
        <chart:legend chart:legend-position="end" svg:x="13.915cm" svg:y="3.703cm" style:legend-expansion="high" chart:style-name="ch4"/>
        <chart:plot-area chart:style-name="ch5" table:cell-range-address="Sheet1.A38:Sheet1.D43" chart:data-source-has-labels="row" svg:x="1.331cm" svg:y="2.138cm" svg:width="12.264cm" svg:height="5.701cm">
          <chartooo:coordinate-region svg:x="2.429cm" svg:y="2.337cm" svg:width="10.926cm" svg:height="4.855cm"/>
          <chart:axis chart:dimension="x" chart:name="primary-x" chart:style-name="ch6">
            <chart:title svg:x="6.255cm" svg:y="8.019cm" chart:style-name="ch7">
              <text:p>Loss Probability</text:p>
            </chart:title>
            <chart:grid chart:style-name="ch8" chart:class="major"/>
          </chart:axis>
          <chart:axis chart:dimension="y" chart:name="primary-y" chart:style-name="ch6">
            <chart:title svg:x="0.451cm" svg:y="6.527cm" chart:style-name="ch9">
              <text:p>Average Throughput</text:p>
            </chart:title>
            <chart:grid chart:style-name="ch8" chart:class="major"/>
          </chart:axis>
          <chart:series chart:style-name="ch10" chart:values-cell-range-address="Sheet1.B39:Sheet1.B43" chart:label-cell-address="Sheet1.B38:Sheet1.B38" chart:class="chart:scatter">
            <chart:domain table:cell-range-address="Sheet1.A39:Sheet1.A43"/>
            <chart:data-point chart:repeated="5"/>
          </chart:series>
          <chart:series chart:style-name="ch11" chart:values-cell-range-address="Sheet1.C39:Sheet1.C43" chart:label-cell-address="Sheet1.C38:Sheet1.C38" chart:class="chart:scatter">
            <chart:data-point chart:repeated="5"/>
          </chart:series>
          <chart:series chart:style-name="ch12" chart:values-cell-range-address="Sheet1.D39:Sheet1.D43" chart:label-cell-address="Sheet1.D38:Sheet1.D38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BT</text:p>
                <draw:g>
                  <svg:desc>Sheet1.B38:Sheet1.B38</svg:desc>
                </draw:g>
              </table:table-cell>
              <table:table-cell office:value-type="string">
                <text:p>GBN</text:p>
                <draw:g>
                  <svg:desc>Sheet1.C38:Sheet1.C38</svg:desc>
                </draw:g>
              </table:table-cell>
              <table:table-cell office:value-type="string">
                <text:p>SR</text:p>
                <draw:g>
                  <svg:desc>Sheet1.D38:Sheet1.D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39:Sheet1.A43</svg:desc>
                </draw:g>
              </table:table-cell>
              <table:table-cell office:value-type="float" office:value="0.0199348">
                <text:p>0.0199348</text:p>
                <draw:g>
                  <svg:desc>Sheet1.B39:Sheet1.B43</svg:desc>
                </draw:g>
              </table:table-cell>
              <table:table-cell office:value-type="float" office:value="0.0200633">
                <text:p>0.0200633</text:p>
                <draw:g>
                  <svg:desc>Sheet1.C39:Sheet1.C43</svg:desc>
                </draw:g>
              </table:table-cell>
              <table:table-cell office:value-type="float" office:value="0.0200178">
                <text:p>0.0200178</text:p>
                <draw:g>
                  <svg:desc>Sheet1.D39:Sheet1.D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198955">
                <text:p>0.0198955</text:p>
              </table:table-cell>
              <table:table-cell office:value-type="float" office:value="0.0199269">
                <text:p>0.0199269</text:p>
              </table:table-cell>
              <table:table-cell office:value-type="float" office:value="0.0200448">
                <text:p>0.02004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0175892">
                <text:p>0.0175892</text:p>
              </table:table-cell>
              <table:table-cell office:value-type="float" office:value="0.0198739">
                <text:p>0.0198739</text:p>
              </table:table-cell>
              <table:table-cell office:value-type="float" office:value="0.0200448">
                <text:p>0.02004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0078192">
                <text:p>0.0078192</text:p>
              </table:table-cell>
              <table:table-cell office:value-type="float" office:value="0.012515">
                <text:p>0.012515</text:p>
              </table:table-cell>
              <table:table-cell office:value-type="float" office:value="0.0198519">
                <text:p>0.01985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001954">
                <text:p>0.001954</text:p>
              </table:table-cell>
              <table:table-cell office:value-type="float" office:value="0.0021248">
                <text:p>0.0021248</text:p>
              </table:table-cell>
              <table:table-cell office:value-type="float" office:value="0.0182966">
                <text:p>0.018296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